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6E5D81EC170446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D6E5D81EC170446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cura a un ciego</text:span></text:p>
            <text:p text:style-name="P3"><text:span text:style-name="T2">(Juan 9.1-4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5:19:37.282000000</dc:date>
    <meta:editing-duration>PT2H29M52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